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5.119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14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ealth_facilit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3"/>
        <table:table-row table:style-name="ro1">
          <table:table-cell office:value-type="string">
            <text:p>№ з/п</text:p>
          </table:table-cell>
          <table:table-cell office:value-type="string">
            <text:p>Медичний заклад</text:p>
          </table:table-cell>
          <table:table-cell office:value-type="string">
            <text:p>Тип медичного закладу </text:p>
          </table:table-cell>
          <table:table-cell office:value-type="string">
            <text:p>Адреса</text:p>
          </table:table-cell>
          <table:table-cell office:value-type="string">
            <text:p>Факс</text:p>
          </table:table-cell>
          <table:table-cell office:value-type="string">
            <text:p>Сайт</text:p>
          </table:table-cell>
          <table:table-cell office:value-type="string">
            <text:p>E-mail</text:p>
          </table:table-cell>
          <table:table-cell office:value-type="string">
            <text:p>Головний лікар</text:p>
          </table:table-cell>
          <table:table-cell office:value-type="string">
            <text:p>Телефон головного лікаря</text:p>
          </table:table-cell>
          <table:table-cell office:value-type="string">
            <text:p>Телефон приймальні/секретаря</text:p>
          </table:table-cell>
          <table:table-cell/>
        </table:table-row>
        <table:table-row table:style-name="ro1">
          <table:table-cell/>
          <table:table-cell office:value-type="string">
            <text:p>Обласний клінічний дерматовенерологічний диспансер </text:p>
          </table:table-cell>
          <table:table-cell office:value-type="string">
            <text:p>Дерматовенерологічні Диспансери</text:p>
          </table:table-cell>
          <table:table-cell office:value-type="string">
            <text:p>76018, м. Івано-Франківськ,</text:p>
            <text:p>вул. Короля Данила, 10 </text:p>
          </table:table-cell>
          <table:table-cell office:value-type="string">
            <text:p>2-49-92</text:p>
          </table:table-cell>
          <table:table-cell/>
          <table:table-cell office:value-type="string">
            <text:p><text:a xlink:href="mailto:okdvd@ukr.net" xlink:type="simple">okdvd@ukr.net</text:a></text:p>
          </table:table-cell>
          <table:table-cell office:value-type="string">
            <text:p>Цідило Іванна Григорівна </text:p>
          </table:table-cell>
          <table:table-cell office:value-type="string">
            <text:p>2-49-92</text:p>
            <text:p>75-07-51</text:p>
          </table:table-cell>
          <table:table-cell office:value-type="string">
            <text:p>2-49-92 </text:p>
          </table:table-cell>
          <table:table-cell/>
        </table:table-row>
        <table:table-row table:style-name="ro1">
          <table:table-cell/>
          <table:table-cell office:value-type="string">
            <text:p>Обласний клінічний</text:p>
            <text:p>кардіологічний диспансер </text:p>
          </table:table-cell>
          <table:table-cell office:value-type="string">
            <text:p>Диспансери</text:p>
          </table:table-cell>
          <table:table-cell office:value-type="string">
            <text:p>76005 вул. Гетьмана Мазепи, 114 </text:p>
          </table:table-cell>
          <table:table-cell office:value-type="string">
            <text:p>52-70-62 <text:s/>52-70-91</text:p>
          </table:table-cell>
          <table:table-cell/>
          <table:table-cell office:value-type="string">
            <text:p><text:a xlink:href="mailto:ifkardioorg@ukr.net" xlink:type="simple">ifkardioorg@ukr.net</text:a></text:p>
          </table:table-cell>
          <table:table-cell office:value-type="string">
            <text:p>Якимчук</text:p>
            <text:p>Віктор Миколайович </text:p>
          </table:table-cell>
          <table:table-cell office:value-type="string">
            <text:p>52-70-49</text:p>
            <text:p>52-70-62 </text:p>
          </table:table-cell>
          <table:table-cell office:value-type="string">
            <text:p>52-70-49</text:p>
            <text:p>52-59-68</text:p>
          </table:table-cell>
          <table:table-cell/>
        </table:table-row>
        <table:table-row table:style-name="ro1">
          <table:table-cell/>
          <table:table-cell office:value-type="string">
            <text:p>Обласний клінічний</text:p>
            <text:p>онкологічний диспансер</text:p>
          </table:table-cell>
          <table:table-cell table:style-name="ce2" office:value-type="string">
            <text:p><text:s text:c="13"/>Диспансери <text:s text:c="12"/>Онко </text:p>
          </table:table-cell>
          <table:table-cell office:value-type="string">
            <text:p>76000, вул. Медична, 17</text:p>
          </table:table-cell>
          <table:table-cell table:style-name="ce2" office:value-type="string">
            <text:p>50-22-69 </text:p>
          </table:table-cell>
          <table:table-cell table:style-name="ce2"/>
          <table:table-cell office:value-type="string">
            <text:p><text:a xlink:href="mailto:ood@optima.com.ua" xlink:type="simple">ood@optima.com.ua</text:a></text:p>
          </table:table-cell>
          <table:table-cell office:value-type="string">
            <text:p>Романчук</text:p>
            <text:p>Володимир Романович </text:p>
          </table:table-cell>
          <table:table-cell office:value-type="string">
            <text:p>77-54-78</text:p>
            <text:p>50-22-69 </text:p>
          </table:table-cell>
          <table:table-cell office:value-type="string">
            <text:p>50-22-69 </text:p>
          </table:table-cell>
          <table:table-cell/>
        </table:table-row>
        <table:table-row table:style-name="ro1">
          <table:table-cell/>
          <table:table-cell office:value-type="string">
            <text:p>Обласний наркологічний диспансер</text:p>
          </table:table-cell>
          <table:table-cell table:style-name="ce2" office:value-type="string">
            <text:p>Диспансери</text:p>
          </table:table-cell>
          <table:table-cell office:value-type="string">
            <text:p>76010, вул. Млинарська, 21 </text:p>
          </table:table-cell>
          <table:table-cell office:value-type="string">
            <text:p>57-23-73 </text:p>
          </table:table-cell>
          <table:table-cell/>
          <table:table-cell office:value-type="string">
            <text:p><text:a xlink:href="mailto:ondzvit@ukr.net" xlink:type="simple">ondzvit@ukr.net</text:a></text:p>
          </table:table-cell>
          <table:table-cell office:value-type="string">
            <text:p>Скопич</text:p>
            <text:p>Валерій Анатолійович </text:p>
          </table:table-cell>
          <table:table-cell office:value-type="string">
            <text:p>57-23-72</text:p>
          </table:table-cell>
          <table:table-cell office:value-type="string">
            <text:p>57-23-72</text:p>
            <text:p>57-23-73</text:p>
          </table:table-cell>
          <table:table-cell/>
        </table:table-row>
        <table:table-row table:style-name="ro2">
          <table:table-cell/>
          <table:table-cell office:value-type="string">
            <text:p>Обласна</text:p>
            <text:p>дитяча клінічна лікарня</text:p>
          </table:table-cell>
          <table:table-cell office:value-type="string">
            <text:p><text:s text:c="12"/>Дитячі <text:s text:c="15"/>Обласні багатопрофільні заклади</text:p>
          </table:table-cell>
          <table:table-cell office:value-type="string">
            <text:p>76014, вул. Коновальця, 132 </text:p>
          </table:table-cell>
          <table:table-cell office:value-type="string">
            <text:p>2-56-56 </text:p>
          </table:table-cell>
          <table:table-cell office:value-type="string">
            <text:p><text:a xlink:href="http://www.odkl.if.ua/" xlink:type="simple">www.odkl.if.ua</text:a></text:p>
          </table:table-cell>
          <table:table-cell office:value-type="string">
            <text:p><text:a xlink:href="mailto:if-odkl@ua.fm" xlink:type="simple">if-odkl@ua.fm</text:a></text:p>
          </table:table-cell>
          <table:table-cell office:value-type="string">
            <text:p>Котурбаш</text:p>
            <text:p>Радислав Йосипович </text:p>
          </table:table-cell>
          <table:table-cell office:value-type="string">
            <text:p>2-56-56</text:p>
            <text:p>50-20-02</text:p>
            <text:p>527-740 </text:p>
          </table:table-cell>
          <table:table-cell office:value-type="string">
            <text:p>2-56-56</text:p>
            <text:p>52-78-70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дитяча клінічна лікарня </text:p>
          </table:table-cell>
          <table:table-cell table:style-name="ce2" office:value-type="string">
            <text:p><text:s text:c="3"/>Дитячі <text:s text:c="16"/>Міські заклади</text:p>
          </table:table-cell>
          <table:table-cell office:value-type="string">
            <text:p>76018, вул. Чорновола, 44 </text:p>
          </table:table-cell>
          <table:table-cell office:value-type="string">
            <text:p>50-43-85 </text:p>
          </table:table-cell>
          <table:table-cell/>
          <table:table-cell office:value-type="string">
            <text:p><text:a xlink:href="mailto:dpoliklinika@i.ua" xlink:type="simple">dpoliklinika@i.ua</text:a></text:p>
          </table:table-cell>
          <table:table-cell office:value-type="string">
            <text:p>Ходак</text:p>
            <text:p>Неля Іванівна </text:p>
          </table:table-cell>
          <table:table-cell office:value-type="string">
            <text:p>2-27-17</text:p>
            <text:p>50-43-85</text:p>
          </table:table-cell>
          <table:table-cell office:value-type="string">
            <text:p>2-27-17</text:p>
            <text:p>50-43-85</text:p>
          </table:table-cell>
          <table:table-cell/>
        </table:table-row>
        <table:table-row table:style-name="ro3">
          <table:table-cell/>
          <table:table-cell office:value-type="string">
            <text:p>Обласна клінічна інфекційна лікарня </text:p>
          </table:table-cell>
          <table:table-cell office:value-type="string">
            <text:p>Інфекційні</text:p>
          </table:table-cell>
          <table:table-cell office:value-type="string">
            <text:p>76006, вул. Гетьмана Сагайдачного, 66 </text:p>
          </table:table-cell>
          <table:table-cell office:value-type="string">
            <text:p>50-49-06 </text:p>
          </table:table-cell>
          <table:table-cell/>
          <table:table-cell office:value-type="string">
            <text:p><text:s/><text:a xlink:href="mailto:ifokilrs@ukr.net" xlink:type="simple">ifokilrs@ukr.net</text:a></text:p>
          </table:table-cell>
          <table:table-cell office:value-type="string">
            <text:p>Остяк</text:p>
            <text:p>Роман Степанович </text:p>
          </table:table-cell>
          <table:table-cell table:number-columns-repeated="2" office:value-type="string">
            <text:p>50-49-06 </text:p>
          </table:table-cell>
          <table:table-cell/>
        </table:table-row>
        <table:table-row table:style-name="ro1">
          <table:table-cell/>
          <table:table-cell office:value-type="string">
            <text:p>Івано-Франківська</text:p>
            <text:p>центральна міська клінічна лікарня</text:p>
          </table:table-cell>
          <table:table-cell office:value-type="string">
            <text:p>Міські заклади </text:p>
          </table:table-cell>
          <table:table-cell office:value-type="string">
            <text:p>76025, вул. Гетьмана Мазепи, 114 </text:p>
          </table:table-cell>
          <table:table-cell office:value-type="string">
            <text:p>2-44-54 </text:p>
          </table:table-cell>
          <table:table-cell/>
          <table:table-cell office:value-type="string">
            <text:p><text:a xlink:href="mailto:info@cmkl.if.ua" xlink:type="simple">info@cmkl.if.ua</text:a></text:p>
          </table:table-cell>
          <table:table-cell office:value-type="string">
            <text:p>Масляк</text:p>
            <text:p>Тарас Романович </text:p>
          </table:table-cell>
          <table:table-cell office:value-type="string">
            <text:p>2-44-54</text:p>
            <text:p>52-72-31</text:p>
          </table:table-cell>
          <table:table-cell office:value-type="string">
            <text:p>2-44-54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клінічна лікарня № 1</text:p>
          </table:table-cell>
          <table:table-cell table:style-name="ce2" office:value-type="string">
            <text:p>Міські заклади </text:p>
          </table:table-cell>
          <table:table-cell office:value-type="string">
            <text:p>76012, вул. Матейка, 34</text:p>
          </table:table-cell>
          <table:table-cell office:value-type="string">
            <text:p>2-47-91</text:p>
          </table:table-cell>
          <table:table-cell/>
          <table:table-cell office:value-type="string">
            <text:p><text:a xlink:href="mailto:mkl1@mail.ua" xlink:type="simple">mkl1@mail.ua</text:a></text:p>
          </table:table-cell>
          <table:table-cell office:value-type="string">
            <text:p>Василик</text:p>
            <text:p>Тарас Петрович</text:p>
          </table:table-cell>
          <table:table-cell office:value-type="string">
            <text:p>2-47-91</text:p>
          </table:table-cell>
          <table:table-cell office:value-type="string">
            <text:p>2-49-91</text:p>
            <text:p>75-13-68</text:p>
          </table:table-cell>
          <table:table-cell/>
        </table:table-row>
        <table:table-row table:style-name="ro1">
          <table:table-cell/>
          <table:table-cell office:value-type="string">
            <text:p>Івано-Франківський</text:p>
            <text:p>міський клінічний пологовий будинок </text:p>
          </table:table-cell>
          <table:table-cell table:style-name="ce2" office:value-type="string">
            <text:p>Міські заклади <text:s/>Пологові </text:p>
          </table:table-cell>
          <table:table-cell office:value-type="string">
            <text:p>76018, вул. Чорновола, 47</text:p>
          </table:table-cell>
          <table:table-cell office:value-type="string">
            <text:p>2-48-52 </text:p>
          </table:table-cell>
          <table:table-cell/>
          <table:table-cell office:value-type="string">
            <text:p><text:s/><text:a xlink:href="mailto:mkpb@i.ua" xlink:type="simple">mkpb@i.ua</text:a></text:p>
          </table:table-cell>
          <table:table-cell office:value-type="string">
            <text:p>Прудніков</text:p>
            <text:p>Михайло Іванович</text:p>
          </table:table-cell>
          <table:table-cell office:value-type="string">
            <text:p>2-48-52</text:p>
            <text:p>50-34-95 </text:p>
          </table:table-cell>
          <table:table-cell office:value-type="string">
            <text:p>2-48-52 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поліклініка № 1</text:p>
          </table:table-cell>
          <table:table-cell table:style-name="ce2" office:value-type="string">
            <text:p>Міські заклади </text:p>
          </table:table-cell>
          <table:table-cell office:value-type="string">
            <text:p>76018, вул. Чорновола, 59 а</text:p>
          </table:table-cell>
          <table:table-cell office:value-type="string">
            <text:p>3-15-84</text:p>
          </table:table-cell>
          <table:table-cell/>
          <table:table-cell office:value-type="string">
            <text:p><text:a xlink:href="mailto:poliklinika1@i.ua" xlink:type="simple">poliklinika1@i.ua</text:a></text:p>
          </table:table-cell>
          <table:table-cell office:value-type="string">
            <text:p>Романюк</text:p>
            <text:p>Іван Михайлович </text:p>
          </table:table-cell>
          <table:table-cell office:value-type="string">
            <text:p>3-00-30</text:p>
            <text:p>75-05-43</text:p>
          </table:table-cell>
          <table:table-cell office:value-type="string">
            <text:p>3-00-30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поліклініка № 2 </text:p>
          </table:table-cell>
          <table:table-cell table:style-name="ce2" office:value-type="string">
            <text:p>Міські заклади </text:p>
          </table:table-cell>
          <table:table-cell office:value-type="string">
            <text:p>76019, вул. Довга, 42 </text:p>
          </table:table-cell>
          <table:table-cell table:number-columns-repeated="2"/>
          <table:table-cell office:value-type="string">
            <text:p>miskpoliklinik2i.ua</text:p>
          </table:table-cell>
          <table:table-cell office:value-type="string">
            <text:p>Ткачук</text:p>
            <text:p>Оксана Василівна </text:p>
          </table:table-cell>
          <table:table-cell office:value-type="string">
            <text:p>4-92-20 </text:p>
          </table:table-cell>
          <table:table-cell office:value-type="string">
            <text:p>4-92-20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поліклініка № 3</text:p>
          </table:table-cell>
          <table:table-cell table:style-name="ce2" office:value-type="string">
            <text:p>Міські заклади </text:p>
          </table:table-cell>
          <table:table-cell office:value-type="string">
            <text:p>76018, вул. Івана Франка, 30 </text:p>
          </table:table-cell>
          <table:table-cell office:value-type="string">
            <text:p>2-48-37</text:p>
          </table:table-cell>
          <table:table-cell/>
          <table:table-cell office:value-type="string">
            <text:p><text:s/><text:a xlink:href="mailto:mp3.if@meta.ua" xlink:type="simple">mp3.if@meta.ua</text:a></text:p>
          </table:table-cell>
          <table:table-cell office:value-type="string">
            <text:p>Ветоха</text:p>
            <text:p>Наталія Юріївна</text:p>
          </table:table-cell>
          <table:table-cell table:number-columns-repeated="2" office:value-type="string">
            <text:p>2-48-37 </text:p>
          </table:table-cell>
          <table:table-cell/>
        </table:table-row>
        <table:table-row table:style-name="ro3">
          <table:table-cell/>
          <table:table-cell office:value-type="string">
            <text:p>Івано-Франківська</text:p>
            <text:p>міська поліклініка № 4 </text:p>
          </table:table-cell>
          <table:table-cell table:style-name="ce2" office:value-type="string">
            <text:p>Міські заклади </text:p>
          </table:table-cell>
          <table:table-cell office:value-type="string">
            <text:p>76006, вул. Вовчинецька, 196 а</text:p>
          </table:table-cell>
          <table:table-cell office:value-type="string">
            <text:p>6-88-23</text:p>
          </table:table-cell>
          <table:table-cell/>
          <table:table-cell office:value-type="string">
            <text:p><text:a xlink:href="mailto:policklinika4@i.ua" xlink:type="simple">policklinika4@i.ua</text:a></text:p>
          </table:table-cell>
          <table:table-cell office:value-type="string">
            <text:p>Єреміна</text:p>
            <text:p>Таїсія Петрівна</text:p>
          </table:table-cell>
          <table:table-cell office:value-type="string">
            <text:p>6-88-23</text:p>
            <text:p>78-66-91</text:p>
          </table:table-cell>
          <table:table-cell office:value-type="string">
            <text:p>6-88-23</text:p>
          </table:table-cell>
          <table:table-cell/>
        </table:table-row>
        <table:table-row table:style-name="ro1">
          <table:table-cell/>
          <table:table-cell office:value-type="string">
            <text:p>Івано-Франківська</text:p>
            <text:p>міська стоматологічна поліклініка </text:p>
          </table:table-cell>
          <table:table-cell table:style-name="ce2" office:value-type="string">
            <text:p>Міські заклади Стоматологічні</text:p>
          </table:table-cell>
          <table:table-cell office:value-type="string">
            <text:p>76018, вул. Незалежності, 17 </text:p>
          </table:table-cell>
          <table:table-cell table:number-columns-repeated="2"/>
          <table:table-cell office:value-type="string">
            <text:p><text:a xlink:href="mailto:ifmstp@i.ua" xlink:type="simple">ifmstp@i.ua</text:a></text:p>
          </table:table-cell>
          <table:table-cell office:value-type="string">
            <text:p>Семенів</text:p>
            <text:p>Михайло Петрович</text:p>
          </table:table-cell>
          <table:table-cell table:number-columns-repeated="2" office:value-type="string">
            <text:p>2-32-08</text:p>
          </table:table-cell>
          <table:table-cell/>
        </table:table-row>
        <table:table-row table:style-name="ro1">
          <table:table-cell/>
          <table:table-cell office:value-type="string">
            <text:p>Івано-Франківська</text:p>
            <text:p>міська дитяча</text:p>
            <text:p>стоматологічна поліклініка </text:p>
          </table:table-cell>
          <table:table-cell table:style-name="ce2" office:value-type="string">
            <text:p>Міські заклади Стоматологічні</text:p>
          </table:table-cell>
          <table:table-cell office:value-type="string">
            <text:p>76018, вул. Вітовського, 2 </text:p>
          </table:table-cell>
          <table:table-cell office:value-type="string">
            <text:p>2-21-42 </text:p>
          </table:table-cell>
          <table:table-cell/>
          <table:table-cell office:value-type="string">
            <text:p><text:a xlink:href="mailto:stomat_if@i.ua" xlink:type="simple">stomat_if@i.ua</text:a></text:p>
          </table:table-cell>
          <table:table-cell office:value-type="string">
            <text:p>Стефанків</text:p>
            <text:p>Тереза Борисівна</text:p>
          </table:table-cell>
          <table:table-cell table:number-columns-repeated="2" office:value-type="string">
            <text:p>2-21-42 </text:p>
          </table:table-cell>
          <table:table-cell/>
        </table:table-row>
        <table:table-row table:style-name="ro1">
          <table:table-cell/>
          <table:table-cell office:value-type="string">
            <text:p>Обласна клінічна лікарня </text:p>
          </table:table-cell>
          <table:table-cell office:value-type="string">
            <text:p>Обласні багатопрофільні заклади</text:p>
          </table:table-cell>
          <table:table-cell office:value-type="string">
            <text:p>76008, вул. Федьковича, 91</text:p>
          </table:table-cell>
          <table:table-cell office:value-type="string">
            <text:p>528-118 </text:p>
          </table:table-cell>
          <table:table-cell office:value-type="string">
            <text:p><text:a xlink:href="http://www.hospital.if.ua/" xlink:type="simple">www.hospital.if.ua</text:a></text:p>
          </table:table-cell>
          <table:table-cell office:value-type="string">
            <text:p>hospitalks@i.ua</text:p>
          </table:table-cell>
          <table:table-cell office:value-type="string">
            <text:p>Грищук</text:p>
            <text:p>Остап Іванович </text:p>
          </table:table-cell>
          <table:table-cell office:value-type="string">
            <text:p>58-04-62</text:p>
            <text:p>52-80-10</text:p>
          </table:table-cell>
          <table:table-cell office:value-type="string">
            <text:p>58-04-62</text:p>
            <text:p>52-81-18</text:p>
          </table:table-cell>
          <table:table-cell/>
        </table:table-row>
        <table:table-row table:style-name="ro1">
          <table:table-cell/>
          <table:table-cell office:value-type="string">
            <text:p>Обласний фтизіопульмонологічний центр </text:p>
          </table:table-cell>
          <table:table-cell office:value-type="string">
            <text:p>Протитуберкульозні</text:p>
          </table:table-cell>
          <table:table-cell office:value-type="string">
            <text:p>76005, м. Івано-Франківськ, вул. Матейка, 53 </text:p>
          </table:table-cell>
          <table:table-cell office:value-type="string">
            <text:p>55 - 32 - 38 </text:p>
          </table:table-cell>
          <table:table-cell/>
          <table:table-cell office:value-type="string">
            <text:p>ofpс@ukr.net</text:p>
          </table:table-cell>
          <table:table-cell office:value-type="string">
            <text:p>Малофій</text:p>
            <text:p>Любомир Степанович </text:p>
          </table:table-cell>
          <table:table-cell office:value-type="string">
            <text:p/>
            <text:p><text:s/>73-02-06</text:p>
          </table:table-cell>
          <table:table-cell office:value-type="string">
            <text:p>55-32-38</text:p>
            <text:p>2-51-55 </text:p>
          </table:table-cell>
          <table:table-cell/>
        </table:table-row>
        <table:table-row table:style-name="ro1">
          <table:table-cell/>
          <table:table-cell office:value-type="string">
            <text:p>Обласна</text:p>
            <text:p>психіатрична клінічна лікарня № 1 </text:p>
          </table:table-cell>
          <table:table-cell office:value-type="string">
            <text:p>Психлікарні</text:p>
          </table:table-cell>
          <table:table-cell office:value-type="string">
            <text:p>76010, вул. Млинарська, 21 </text:p>
          </table:table-cell>
          <table:table-cell office:value-type="string">
            <text:p>4-24-87 </text:p>
          </table:table-cell>
          <table:table-cell/>
          <table:table-cell office:value-type="string">
            <text:p><text:a xlink:href="mailto:opnkl1@i.ua" xlink:type="simple">opnkl1@i.ua</text:a></text:p>
          </table:table-cell>
          <table:table-cell office:value-type="string">
            <text:p>Налужний</text:p>
            <text:p>Василь Степанович </text:p>
          </table:table-cell>
          <table:table-cell office:value-type="string">
            <text:p>4-24-87</text:p>
            <text:p>57-23-41</text:p>
          </table:table-cell>
          <table:table-cell office:value-type="string">
            <text:p>4-24-87</text:p>
          </table:table-cell>
          <table:table-cell/>
        </table:table-row>
        <table:table-row table:style-name="ro3">
          <table:table-cell/>
          <table:table-cell office:value-type="string">
            <text:p>Обласна психоневрологічна</text:p>
            <text:p>Лікарня № 3</text:p>
          </table:table-cell>
          <table:table-cell table:style-name="ce2" office:value-type="string">
            <text:p>Психлікарні</text:p>
          </table:table-cell>
          <table:table-cell office:value-type="string">
            <text:p>76014, вул. Медична, 15 </text:p>
          </table:table-cell>
          <table:table-cell office:value-type="string">
            <text:p>77-50-95</text:p>
          </table:table-cell>
          <table:table-cell/>
          <table:table-cell office:value-type="string">
            <text:p><text:a xlink:href="mailto:opnl@itc.if.ua" xlink:type="simple">opnl@itc.if.ua</text:a></text:p>
          </table:table-cell>
          <table:table-cell office:value-type="string">
            <text:p>Мулик</text:p>
            <text:p>Мирон Іванович </text:p>
          </table:table-cell>
          <table:table-cell table:number-columns-repeated="2" office:value-type="string">
            <text:p>77-49-68</text:p>
          </table:table-cell>
          <table:table-cell/>
        </table:table-row>
        <table:table-row table:style-name="ro3">
          <table:table-cell/>
          <table:table-cell office:value-type="string">
            <text:p>Обласна стоматологічна</text:p>
            <text:p>Поліклініка</text:p>
          </table:table-cell>
          <table:table-cell office:value-type="string">
            <text:p>Стоматологічні</text:p>
          </table:table-cell>
          <table:table-cell office:value-type="string">
            <text:p>76015, м. Івано-Франківськ,</text:p>
            <text:p>вул. Тарнавського, 6 </text:p>
          </table:table-cell>
          <table:table-cell office:value-type="string">
            <text:p>4-52-92 </text:p>
          </table:table-cell>
          <table:table-cell/>
          <table:table-cell office:value-type="string">
            <text:p><text:a xlink:href="mailto:OSPivano-frankovsk@yandex.ua" xlink:type="simple">OSPivano-frankovsk@yandex.ua</text:a></text:p>
          </table:table-cell>
          <table:table-cell office:value-type="string">
            <text:p>Рудко</text:p>
            <text:p>Ігор Васильович </text:p>
          </table:table-cell>
          <table:table-cell office:value-type="string">
            <text:p>4-52-92</text:p>
          </table:table-cell>
          <table:table-cell office:value-type="string">
            <text:p>4-52-92 </text:p>
          </table:table-cell>
          <table:table-cell/>
        </table:table-row>
        <table:table-row table:style-name="ro4">
          <table:table-cell/>
          <table:table-cell office:value-type="string">
            <text:p>Івано-Франківський обласний центр екcтреної медичної допомоги та медицини катастроф</text:p>
            <text:p/>
          </table:table-cell>
          <table:table-cell office:value-type="string">
            <text:p>Інші</text:p>
          </table:table-cell>
          <table:table-cell office:value-type="string">
            <text:p>76008, вул. Федьковича, 91</text:p>
          </table:table-cell>
          <table:table-cell office:value-type="string">
            <text:p>524-142, 580-880</text:p>
          </table:table-cell>
          <table:table-cell/>
          <table:table-cell office:value-type="string">
            <text:p>cemd.if.@ukr.net</text:p>
          </table:table-cell>
          <table:table-cell office:value-type="string">
            <text:p>Похмурський</text:p>
            <text:p>Володимир Васильович </text:p>
          </table:table-cell>
          <table:table-cell office:value-type="string">
            <text:p>528-163</text:p>
          </table:table-cell>
          <table:table-cell office:value-type="string">
            <text:p>524-142</text:p>
          </table:table-cell>
          <table:table-cell/>
        </table:table-row>
        <table:table-row table:style-name="ro1">
          <table:table-cell/>
          <table:table-cell office:value-type="string">
            <text:p>Івано-Франківська станція швидкої і невідкладної медичної допомоги </text:p>
          </table:table-cell>
          <table:table-cell office:value-type="string">
            <text:p>Інші</text:p>
          </table:table-cell>
          <table:table-cell office:value-type="string">
            <text:p>76006, вул. Вовчинецька, 221 </text:p>
          </table:table-cell>
          <table:table-cell office:value-type="string">
            <text:p>6-54-79 </text:p>
          </table:table-cell>
          <table:table-cell/>
          <table:table-cell office:value-type="string">
            <text:p><text:a xlink:href="mailto:shnmd@ukr.net" xlink:type="simple">shnmd@ukr.net</text:a></text:p>
          </table:table-cell>
          <table:table-cell office:value-type="string">
            <text:p>Ковалюк</text:p>
            <text:p>Ігор Михайлович </text:p>
          </table:table-cell>
          <table:table-cell office:value-type="string">
            <text:p>6-54-79</text:p>
            <text:p>77-17-00 </text:p>
          </table:table-cell>
          <table:table-cell office:value-type="string">
            <text:p>6-54-79</text:p>
            <text:p>77-17-00 </text:p>
          </table:table-cell>
          <table:table-cell/>
        </table:table-row>
        <table:table-row table:style-name="ro1">
          <table:table-cell/>
          <table:table-cell office:value-type="string">
            <text:p>Обласний клінічний центр паліативної допомоги </text:p>
          </table:table-cell>
          <table:table-cell office:value-type="string">
            <text:p>Інші</text:p>
          </table:table-cell>
          <table:table-cell office:value-type="string">
            <text:p>76002, вул. Новаківського, 8</text:p>
          </table:table-cell>
          <table:table-cell office:value-type="string">
            <text:p>78-17-37 </text:p>
          </table:table-cell>
          <table:table-cell/>
          <table:table-cell office:value-type="string">
            <text:p><text:a xlink:href="mailto:hospice@optima.com.ua" xlink:type="simple">hospice@optima.com.ua</text:a></text:p>
          </table:table-cell>
          <table:table-cell office:value-type="string">
            <text:p>Слугоцька</text:p>
            <text:p>Ірина Володимирівна </text:p>
          </table:table-cell>
          <table:table-cell office:value-type="string">
            <text:p>50-14-00</text:p>
          </table:table-cell>
          <table:table-cell office:value-type="string">
            <text:p>78-17-19</text:p>
          </table:table-cell>
          <table:table-cell/>
        </table:table-row>
        <table:table-row table:style-name="ro3">
          <table:table-cell/>
          <table:table-cell office:value-type="string">
            <text:p>Обласний лікарсько-фізкультурний центр здоров'я </text:p>
          </table:table-cell>
          <table:table-cell office:value-type="string">
            <text:p>Інші</text:p>
          </table:table-cell>
          <table:table-cell office:value-type="string">
            <text:p>76005, вул. Матейка, 20</text:p>
          </table:table-cell>
          <table:table-cell office:value-type="string">
            <text:p>75-00-94</text:p>
          </table:table-cell>
          <table:table-cell/>
          <table:table-cell office:value-type="string">
            <text:p><text:a xlink:href="mailto:sanos@meta.ua" xlink:type="simple">sanos@meta.ua</text:a></text:p>
          </table:table-cell>
          <table:table-cell office:value-type="string">
            <text:p>Гриневич</text:p>
            <text:p>Роман Йосипович </text:p>
          </table:table-cell>
          <table:table-cell office:value-type="string">
            <text:p>75-00-94</text:p>
          </table:table-cell>
          <table:table-cell office:value-type="string">
            <text:p>75-11-87</text:p>
          </table:table-cell>
          <table:table-cell/>
        </table:table-row>
        <table:table-row table:style-name="ro3">
          <table:table-cell/>
          <table:table-cell office:value-type="string">
            <text:p>Обласна станція переливання крові</text:p>
          </table:table-cell>
          <table:table-cell office:value-type="string">
            <text:p>Інші</text:p>
          </table:table-cell>
          <table:table-cell office:value-type="string">
            <text:p>76028, вул. С. Бандери, 23</text:p>
          </table:table-cell>
          <table:table-cell office:value-type="string">
            <text:p>2-25-23</text:p>
          </table:table-cell>
          <table:table-cell/>
          <table:table-cell office:value-type="string">
            <text:p><text:a xlink:href="mailto:ospkif@meta.ua" xlink:type="simple">ospkif@meta.ua</text:a></text:p>
          </table:table-cell>
          <table:table-cell office:value-type="string">
            <text:p>Дожджанюк</text:p>
            <text:p>Ігор Васильович </text:p>
          </table:table-cell>
          <table:table-cell office:value-type="string">
            <text:p>78-90-17</text:p>
            <text:p>77-57-51</text:p>
          </table:table-cell>
          <table:table-cell office:value-type="string">
            <text:p>78-90-17</text:p>
            <text:p>77-57-51</text:p>
          </table:table-cell>
          <table:table-cell/>
        </table:table-row>
        <table:table-row table:style-name="ro5" table:number-rows-repeated="1048547">
          <table:table-cell table:number-columns-repeated="11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11"/>
        </table:table-row>
      </table:table>
      <table:table table:name="type_of_health_facilities" table:style-name="ta1"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row table:style-name="ro5">
          <table:table-cell table:number-columns-repeated="8"/>
        </table:table-row>
        <table:table-row table:style-name="ro7">
          <table:table-cell table:number-columns-repeated="3"/>
          <table:table-cell table:style-name="ce5"/>
          <table:table-cell table:number-columns-repeated="4"/>
        </table:table-row>
        <table:table-row table:style-name="ro8">
          <table:table-cell table:number-columns-repeated="2"/>
          <table:table-cell table:style-name="ce4" office:value-type="float" office:value="1">
            <text:p>1</text:p>
          </table:table-cell>
          <table:table-cell table:style-name="ce6" office:value-type="string">
            <text:p><text:a xlink:href="http://www.uozoda.if.net.ua/cont01.htm" xlink:type="simple">ДОЗ та інші заклади </text:a> </text:p>
          </table:table-cell>
          <table:table-cell table:style-name="ce7"/>
          <table:table-cell table:number-columns-repeated="3"/>
        </table:table-row>
        <table:table-row table:style-name="ro9">
          <table:table-cell table:number-columns-repeated="2"/>
          <table:table-cell table:style-name="ce4" office:value-type="float" office:value="2">
            <text:p>2</text:p>
          </table:table-cell>
          <table:table-cell table:style-name="ce6" office:value-type="string">
            <text:p><text:a xlink:href="http://www.uozoda.if.net.ua/cont03.htm" xlink:type="simple">Дерматовенерологічн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3">
            <text:p>3</text:p>
          </table:table-cell>
          <table:table-cell table:style-name="ce6" office:value-type="string">
            <text:p><text:a xlink:href="http://www.uozoda.if.net.ua/cont04.htm" xlink:type="simple">Диспансери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4">
            <text:p>4</text:p>
          </table:table-cell>
          <table:table-cell table:style-name="ce6" office:value-type="string">
            <text:p><text:a xlink:href="http://www.uozoda.if.net.ua/cont05.htm" xlink:type="simple">Дитяч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5">
            <text:p>5</text:p>
          </table:table-cell>
          <table:table-cell table:style-name="ce6" office:value-type="string">
            <text:p><text:a xlink:href="http://www.uozoda.if.net.ua/cont06.htm" xlink:type="simple">Інфекційн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10">
          <table:table-cell table:number-columns-repeated="2"/>
          <table:table-cell table:style-name="ce4" office:value-type="float" office:value="6">
            <text:p>6</text:p>
          </table:table-cell>
          <table:table-cell table:style-name="ce6" office:value-type="string">
            <text:p><text:a xlink:href="http://www.uozoda.if.net.ua/cont07.htm" xlink:type="simple">Міські заклади Ів-Франківська </text:a> 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11">
          <table:table-cell table:number-columns-repeated="2"/>
          <table:table-cell table:style-name="ce4" office:value-type="float" office:value="7">
            <text:p>7</text:p>
          </table:table-cell>
          <table:table-cell table:style-name="ce6" office:value-type="string">
            <text:p><text:a xlink:href="http://www.uozoda.if.net.ua/cont09.htm" xlink:type="simple">Обласні багатопрофільні</text:a> 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8">
            <text:p>8</text:p>
          </table:table-cell>
          <table:table-cell table:style-name="ce6" office:value-type="string">
            <text:p><text:a xlink:href="http://www.uozoda.if.net.ua/cont10.htm" xlink:type="simple">Онкологічн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9">
            <text:p>9</text:p>
          </table:table-cell>
          <table:table-cell table:style-name="ce6" office:value-type="string">
            <text:p><text:a xlink:href="http://www.uozoda.if.net.ua/cont11.htm" xlink:type="simple">Пологов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10">
            <text:p>10</text:p>
          </table:table-cell>
          <table:table-cell table:style-name="ce6" office:value-type="string">
            <text:p><text:a xlink:href="http://www.uozoda.if.net.ua/cont20.htm" xlink:type="simple">Протитуберкульозн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11">
            <text:p>11</text:p>
          </table:table-cell>
          <table:table-cell table:style-name="ce6" office:value-type="string">
            <text:p><text:a xlink:href="http://www.uozoda.if.net.ua/cont12.htm" xlink:type="simple">Психлікарні</text:a></text:p>
          </table:table-cell>
          <table:table-cell table:style-name="ce7"/>
          <table:table-cell/>
          <table:table-cell table:style-name="ce8" table:number-columns-repeated="2"/>
        </table:table-row>
        <table:table-row table:style-name="ro9">
          <table:table-cell table:number-columns-repeated="2"/>
          <table:table-cell table:style-name="ce4" office:value-type="float" office:value="12">
            <text:p>12</text:p>
          </table:table-cell>
          <table:table-cell table:style-name="ce6" office:value-type="string">
            <text:p><text:a xlink:href="http://www.uozoda.if.net.ua/cont16.htm" xlink:type="simple">Стоматологічні</text:a></text:p>
          </table:table-cell>
          <table:table-cell table:number-columns-repeated="2"/>
          <table:table-cell table:style-name="ce8" table:number-columns-repeated="2"/>
        </table:table-row>
        <table:table-row table:style-name="ro7">
          <table:table-cell table:number-columns-repeated="3"/>
          <table:table-cell table:style-name="ce5"/>
          <table:table-cell table:number-columns-repeated="2"/>
          <table:table-cell table:style-name="ce7"/>
          <table:table-cell/>
        </table:table-row>
        <table:table-row table:style-name="ro5" table:number-rows-repeated="104854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Аркуш3" table:style-name="ta1">
        <table:table-column table:style-name="co8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1:21:55</meta:creation-date>
    <dc:date>2014-10-02T12:39:43</dc:date>
    <meta:editing-duration>PT10M8S</meta:editing-duration>
    <meta:editing-cycles>3</meta:editing-cycles>
    <meta:generator>LibreOffice/3.5$Linux_X86_64 LibreOffice_project/350m1$Build-2</meta:generator>
    <meta:document-statistic meta:table-count="3" meta:cell-count="242" meta:object-count="0"/>
  </office:meta>
</office:document-meta>
</file>